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style:writing-mode="lr-tb"/>
    </style:style>
    <style:style style:name="P2" style:family="paragraph" style:parent-style-name="Text_20_body" style:list-style-name="L1">
      <style:paragraph-properties fo:margin-top="0in" fo:margin-bottom="0in" style:contextual-spacing="false" style:writing-mode="lr-tb"/>
    </style:style>
    <style:style style:name="P3" style:family="paragraph" style:parent-style-name="Text_20_body" style:list-style-name="L1">
      <style:paragraph-properties style:writing-mode="lr-tb"/>
    </style:style>
    <style:style style:name="P4" style:family="paragraph" style:parent-style-name="Text_20_body" style:list-style-name="L2">
      <style:paragraph-properties fo:margin-top="0in" fo:margin-bottom="0in" style:contextual-spacing="false" style:writing-mode="lr-tb"/>
    </style:style>
    <style:style style:name="P5" style:family="paragraph" style:parent-style-name="Text_20_body" style:list-style-name="L2">
      <style:paragraph-properties style:writing-mode="lr-tb"/>
    </style:style>
    <style:style style:name="P6" style:family="paragraph" style:parent-style-name="Text_20_body" style:list-style-name="L3">
      <style:paragraph-properties style:writing-mode="lr-tb"/>
    </style:style>
    <style:style style:name="P7" style:family="paragraph" style:parent-style-name="Text_20_body" style:list-style-name="L4">
      <style:paragraph-properties fo:margin-top="0in" fo:margin-bottom="0in" style:contextual-spacing="false" style:writing-mode="lr-tb"/>
    </style:style>
    <style:style style:name="P8" style:family="paragraph" style:parent-style-name="Text_20_body" style:list-style-name="L4">
      <style:paragraph-properties style:writing-mode="lr-tb"/>
    </style:style>
    <style:style style:name="P9" style:family="paragraph" style:parent-style-name="Text_20_body">
      <style:paragraph-properties fo:margin-left="0.052in" fo:margin-right="0in" fo:text-indent="0in" style:auto-text-indent="false" style:writing-mode="lr-tb"/>
    </style:style>
    <style:style style:name="P10" style:family="paragraph" style:parent-style-name="Text_20_body">
      <style:paragraph-properties style:writing-mode="lr-tb"/>
    </style:style>
    <style:style style:name="T1" style:family="text">
      <style:text-properties style:text-line-through-style="none" style:text-line-through-type="none" style:text-underline-style="none" style:text-blink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frame-display-border="true"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dule 2 - Discussion - Section 82</text:h>
      <text:h text:style-name="P1" text:outline-level="2">Hardware Simulation</text:h>
      <text:p text:style-name="P10">This week's discussion forum will continue our exploration of the design tools (ModelSim and Vivado). We hope to accomplish a couple of objectives:</text:p>
      <text:list xml:id="list3112518123" text:style-name="L1">
        <text:list-item>
          <text:p text:style-name="P2">Continue the checkout of the Nexys 4 DDR board and bus blaster by demonstrating the singlecycle with interrupts project. Try out different programs, like read the switches and set LED's or read switches and set 7 segment display.</text:p>
        </text:list-item>
        <text:list-item>
          <text:p text:style-name="P2">For those who are just learning Verilog, I have provided the code from Li's text. In the archive is a verilog directory with many different designs. While it might be tempting to explore the computer arithmetic and processor models, I suggest we start small. I have a list of test benches, that I would like the class to examine:</text:p>
          <text:list>
            <text:list-item>
              <text:p text:style-name="P2">encoder8ep_tb.v</text:p>
            </text:list-item>
            <text:list-item>
              <text:p text:style-name="P2">mux2x1_dataflow1_tb.v</text:p>
            </text:list-item>
            <text:list-item>
              <text:p text:style-name="P2">mux2x1_dataflow2_tb.v</text:p>
            </text:list-item>
            <text:list-item>
              <text:p text:style-name="P2">shift_tb.v</text:p>
            </text:list-item>
            <text:list-item>
              <text:p text:style-name="P2">d_flip_flop.v</text:p>
            </text:list-item>
            <text:list-item>
              <text:p text:style-name="P2">fadder_tb.v</text:p>
            </text:list-item>
            <text:list-item>
              <text:p text:style-name="P2">jkff_tb.v</text:p>
            </text:list-item>
            <text:list-item>
              <text:p text:style-name="P2">mux2x1_3s_tb.v</text:p>
            </text:list-item>
            <text:list-item>
              <text:p text:style-name="P2">shift_mux_tb.v</text:p>
            </text:list-item>
            <text:list-item>
              <text:p text:style-name="P2">alu_tb.v</text:p>
            </text:list-item>
            <text:list-item>
              <text:p text:style-name="P2">regfile_tb.v</text:p>
            </text:list-item>
            <text:list-item>
              <text:p text:style-name="P2">d_ff_tb.v</text:p>
            </text:list-item>
            <text:list-item>
              <text:p text:style-name="P2">counter_6_tb.v</text:p>
            </text:list-item>
            <text:list-item>
              <text:p text:style-name="P2">decoder3e_tb.v</text:p>
            </text:list-item>
            <text:list-item>
              <text:p text:style-name="P2">mux2x1_gate_tb.v</text:p>
            </text:list-item>
            <text:list-item>
              <text:p text:style-name="P2">add1_tb.v</text:p>
            </text:list-item>
            <text:list-item>
              <text:p text:style-name="P2">cla32_tb.v</text:p>
            </text:list-item>
            <text:list-item>
              <text:p text:style-name="P2">addsub4_tb.v</text:p>
            </text:list-item>
            <text:list-item>
              <text:p text:style-name="P3">time_counter_verilog_tb.v</text:p>
            </text:list-item>
          </text:list>
        </text:list-item>
      </text:list>
      <text:p text:style-name="P10">You will find that the homework references these test benches, and you can run them, or construct your own that demonstrates the correct operation of the verilog code. It is a valid use of the discussion topic to evaluate the designs that are provided in the Li archive. You can get guidance from the discussion forum. A hint: Creating a working verilog simulation requires all of the models requested in the test bench. A simple although iterative method of making sure you have all of the models is to pull the test bench code into a new project, and then compile. Li often, (not all the time), named the required file the same as the test bench (minus the _tb). The vivadosoftware will list what is missing. You might have to do this several times until you have it all.</text:p>
      <text:p text:style-name="P10"><text:soft-page-break/>Here is a video that does that with the ALU_tb. It would be interesting to test this ALU to determine if it is doing signed or unsigned add/sub. The current MIPS simulations that we have are missing unsigned arithmetic.</text:p>
      <text:p text:style-name="P10"><draw:frame draw:style-name="fr2" draw:name="Object1" text:anchor-type="as-char" svg:width="7.5in" svg:height="4.2189in" draw:z-index="0"><draw:floating-frame xlink:href="https://jh.hosted.panopto.com/Panopto/Pages/Embed.aspx?id=91e49b7e-2ca7-4de5-a9a7-b0cb0168c11d&amp;autoplay=false&amp;offerviewer=true&amp;showtitle=true&amp;showbrand=false&amp;captions=false&amp;interactivity=search" xlink:type="simple" xlink:show="embed" xlink:actuate="onLoad"/></draw:frame></text:p>
      <text:list xml:id="list3851096747" text:style-name="L2">
        <text:list-item>
          <text:p text:style-name="P4">For those who would like to experiment with the XIP_LIB and the IP core library, feel free to construct a design that demonstrates the elements.</text:p>
        </text:list-item>
        <text:list-item>
          <text:p text:style-name="P5">As an exercise, I would like the class to work up a couple of designs. A unsigned ALU using existing components, or a 32 bit Program Counter  hardware example. The MUX is a 32 bit 2x1 mux. A PNG image has been provided.</text:p>
        </text:list-item>
      </text:list>
      <text:p text:style-name="P10"><text:soft-page-break/><draw:frame draw:style-name="fr1" draw:name="Image1" text:anchor-type="as-char" svg:width="7.5in" svg:height="5.6252in" draw:z-index="1"><draw:image xlink:href="https://jhu.instructure.com/courses/60023/files/9589605/preview?" xlink:type="simple" xlink:show="embed" xlink:actuate="onLoad"/><svg:title>The MUX is a 32 bit 2x1 mux</svg:title></draw:frame></text:p>
      <text:list xml:id="list3078328423" text:style-name="L3">
        <text:list-item>
          <text:p text:style-name="P6">The test bench should start with the value of 0 at 0, at #10 Insert 0x8000, At #20 Insert 0x4000, At #30, insert 0x80000000. You may use the modules provided in the Li Archive.</text:p>
        </text:list-item>
      </text:list>
      <text:p text:style-name="P10"> </text:p>
      <text:p text:style-name="P10">Two video's have been included that walk through using VIvado on two design problems: 4 bit full adder, and an example of using the IP Core library coupled with a Verilog example of a multiply. Note that the video's and example reference an older Vivado. Version 2016.2 should still work properly. You should download the verilog tutorial (mentioned in the reading material) and setup the following directory structure:</text:p>
      <text:p text:style-name="P10">xup (Main directory)</text:p>
      <text:p text:style-name="P10">Under xup create the following subdirectories:</text:p>
      <text:list xml:id="list4069623173" text:style-name="L4">
        <text:list-item>
          <text:p text:style-name="P7">digital</text:p>
        </text:list-item>
        <text:list-item>
          <text:p text:style-name="P8">sources</text:p>
        </text:list-item>
      </text:list>
      <text:p text:style-name="P10">Under the digital directory, move the XUP_LIB directory from the 2014_1_artix7 sources zip file (see the attached readings files)</text:p>
      <text:p text:style-name="P9"><text:soft-page-break/>The 4 bit Full Adder Video and Tutorial using IP Core LIbrary and Verilog. The simulation performs clock counting, addition of two binary numbers and multiplication of two binary counts. Add the following <text:a xlink:type="simple" xlink:href="https://jhu.instructure.com/courses/60023/files/9589620/download?wrap=1" office:target-frame-name="_blank" xlink:show="new" text:style-name="Internet_20_link" text:visited-style-name="Visited_20_Internet_20_Link">sources(1).zip</text:a></text:p>
      <text:p text:style-name="P9"><text:a xlink:type="simple" xlink:href="https://jhu.instructure.com/courses/60023/files/9589620/download?download_frd=1" text:style-name="Internet_20_link" text:visited-style-name="Visited_20_Internet_20_Link"><text:span text:style-name="T1">Download sources(1).zip</text:span></text:a> to the sources directory.</text:p>
      <text:p text:style-name="P10"><draw:frame draw:style-name="fr2" draw:name="Object2" text:anchor-type="as-char" svg:width="7.5in" svg:height="4.2189in" draw:z-index="2"><draw:floating-frame xlink:href="https://jh.hosted.panopto.com/Panopto/Pages/Embed.aspx?id=b1badbcf-e610-498c-b183-b0c2004295a7&amp;autoplay=false&amp;offerviewer=true&amp;showtitle=true&amp;showbrand=false&amp;captions=false&amp;interactivity=search" xlink:type="simple" xlink:show="embed" xlink:actuate="onLoad"/></draw:frame></text:p>
      <text:p text:style-name="P10"> </text:p>
      <text:p text:style-name="P10"><text:soft-page-break/><draw:frame draw:style-name="fr2" draw:name="Object3" text:anchor-type="as-char" svg:width="7.5in" svg:height="4.2189in" draw:z-index="3"><draw:floating-frame xlink:href="https://jh.hosted.panopto.com/Panopto/Pages/Embed.aspx?id=0e2ed2fe-3bf0-4ca3-84c8-b0c501436463&amp;autoplay=false&amp;offerviewer=true&amp;showtitle=true&amp;showbrand=false&amp;captions=false&amp;interactivity=search" xlink:type="simple" xlink:show="embed" xlink:actuate="onLoad"/></draw:frame></text:p>
      <text:p text:style-name="P10">Discussion Forums are not like class homework. You are expected to help each other, and ask questions. If something is not working out, ask right away. Remember, your grade in the discussion forum is based on how much you participate. I will jump in and help, and add my comments to the class, however the forum is really a conversation. Your observations, insight, hints, and solutions are how we measure if the material is being understood, and if the class needs additional help.</text:p>
      <text:p text:style-name="P10">Your grade is not strictly bookkeeping, While I am looking for a minimum of 6 postings spread out over the week, I am looking for something significant at least once during the week. A posting that shows how to do something with the code, with the tools, or to solve a problem count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20:51:53.637056356</meta:creation-date>
    <dc:date>2024-01-28T20:53:08.500395929</dc:date>
    <meta:editing-duration>PT1M15S</meta:editing-duration>
    <meta:editing-cycles>1</meta:editing-cycles>
    <meta:document-statistic meta:table-count="0" meta:image-count="1" meta:object-count="3" meta:page-count="5" meta:paragraph-count="45" meta:word-count="729" meta:character-count="4265" meta:non-whitespace-character-count="3598"/>
    <meta:generator>LibreOffice/7.3.7.2$Linux_X86_64 LibreOffice_project/30$Build-2</meta:generator>
  </office:meta>
</office:document-meta>
</file>